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9.7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co24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939cm" fo:break-before="auto" style:use-optimal-row-height="true"/>
    </style:style>
    <style:style style:name="ro13" style:family="table-row">
      <style:table-row-properties style:row-height="3.517cm" fo:break-before="auto" style:use-optimal-row-height="true"/>
    </style:style>
    <style:style style:name="ro14" style:family="table-row">
      <style:table-row-properties style:row-height="1.196cm" fo:break-before="auto" style:use-optimal-row-height="true"/>
    </style:style>
    <style:style style:name="ro15" style:family="table-row">
      <style:table-row-properties style:row-height="1.789cm" fo:break-before="auto" style:use-optimal-row-height="true"/>
    </style:style>
    <style:style style:name="ro16" style:family="table-row">
      <style:table-row-properties style:row-height="1.626cm" fo:break-before="auto" style:use-optimal-row-height="true"/>
    </style:style>
    <style:style style:name="ro17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9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3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32">
            <calcext:condition calcext:apply-style-name="Error" calcext:value="duplicate" calcext:base-cell-address="list.B3"/>
          </calcext:conditional-format>
          <calcext:conditional-format calcext:target-range-address="list.C3:list.C23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ABShot</text:p>
          </table:table-cell>
          <table:table-cell table:style-name="ce142" office:value-type="string" calcext:value-type="string">
            <text:p>대구광역시 북구 동변로 50, **동 **호(동변동, 유니버시아드선수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남중헌</text:p>
            <text:p>사업자 번호 : 717-88-01823</text:p>
          </table:table-cell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oom Technolog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luesi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BONE MAD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BUSAN SANAI GAMES( 캐나다 회사 )</text:p>
          </table:table-cell>
          <table:table-cell table:style-name="ce142" office:value-type="string" calcext:value-type="string">
            <text:p>캐나다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9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3">
          <table:table-cell table:style-name="ce131" office:value-type="string" calcext:value-type="string">
            <text:p>CIRCLEfromDOT</text:p>
          </table:table-cell>
          <table:table-cell table:style-name="ce142" office:value-type="string" calcext:value-type="string">
            <text:p>부산광역시 해운대구</text:p>
          </table:table-cell>
          <table:table-cell table:style-name="ce146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6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6" table:number-columns-repeated="2"/>
          <table:table-cell table:style-name="ce146" office:value-type="string" calcext:value-type="string">
            <text:p>상호명 : 주식회사 서클프롬닷(CIRCLEfromDOT) ( 기타 판매방식 )</text:p>
            <text:p>법인사업자<text:tab/><text:tab/>통신판매번호 : 2022-부산해운대-1240</text:p>
            <text:p>대표자명 : 비공개<text:tab/><text:tab/>통신판매신고일 : 2022.08.12</text:p>
            <text:p>인터넷주소 : https;//store.steampowered.com/search/?developer=CIRCLEfromDOT<text:tab/><text:tab/>사업장소재지 : 부산광역시 해운대구</text:p>
            <text:p/>
            <text:p><text:span text:style-name="T6">프로젝트 총괄: </text:span>염정규</text:p>
            <text:p><text:span text:style-name="T6">프로그래머 : </text:span>이경훈</text:p>
            <text:p><text:span text:style-name="T6">아트 : </text:span>장자혜</text:p>
            <text:p><text:span text:style-name="T6">게임 디자인 : </text:span>김창엽</text:p>
          </table:table-cell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Expotato Corp.</text:p>
          </table:table-cell>
          <table:table-cell table:style-name="ce142" office:value-type="string" calcext:value-type="string">
            <text:p>서울 특별시 강남구 역삼로 227 썬스코빌딩 4층</text:p>
          </table:table-cell>
          <table:table-cell table:style-name="ce150" office:value-type="string" calcext:value-type="string">
            <text:p><text:a xlink:href="https://www.expotato.com/" xlink:type="simple">https://www.expotato.com/</text:a></text:p>
          </table:table-cell>
          <table:table-cell table:style-name="ce154" office:value-type="string" calcext:value-type="string">
            <text:p><text:a xlink:href="mailto:info@expotato.com" xlink:type="simple">info@expotato.com</text:a></text:p>
          </table:table-cell>
          <table:table-cell table:style-name="ce146" table:number-columns-repeated="3"/>
          <table:table-cell table:style-name="ce146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5">법인명(상호): (주)플린트</text:span></text:p>
            <text:p><text:span text:style-name="T5">대표자(성명): 김영모</text:span></text:p>
            <text:p><text:span text:style-name="T5">사업자등록번호: 220-88-61142</text:span></text:p>
            <text:p><text:span text:style-name="T5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GoldPumpkin Inc.</text:p>
          </table:table-cell>
          <table:table-cell table:style-name="ce142" office:value-type="string" calcext:value-type="string">
            <text:p>경기도 성남시 분당구 황새울로200번길 36</text:p>
            <text:p>1101호(수내동, 분당 동부루트빌딩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사업자 번호 : 783-86-01976</text:p>
            <text:p>대표 : 임병수</text:p>
            <text:p/>
          </table:table-cell>
        </table:table-row>
        <table:table-row table:style-name="ro11">
          <table:table-cell table:style-name="ce131" office:value-type="string" calcext:value-type="string">
            <text:p>Gonggamorecontents Inc.</text:p>
          </table:table-cell>
          <table:table-cell table:style-name="ce142" office:value-type="string" calcext:value-type="string">
            <text:p>경남 김해시 관동로 14, 103호 (관동동,경남콘텐츠기업지원센터)</text:p>
          </table:table-cell>
          <table:table-cell table:style-name="ce146"/>
          <table:table-cell table:style-name="ce154" office:value-type="string" calcext:value-type="string">
            <text:p> <text:a xlink:href="mailto:gonggamore@naver.com" xlink:type="simple">gonggamore@naver.com</text:a></text:p>
          </table:table-cell>
          <table:table-cell table:style-name="ce146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6" table:number-columns-repeated="2"/>
          <table:table-cell table:style-name="ce146" office:value-type="string" calcext:value-type="string">
            <text:p>대표 : 윤민형</text:p>
            <text:p>대표전화 : 055-338-6705</text:p>
          </table:table-cell>
        </table:table-row>
        <table:table-row table:style-name="ro11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 office:value-type="string" calcext:value-type="string">
            <text:p>서울 마포구 만리재옛길 36 (신공덕동) ***호</text:p>
          </table:table-cell>
          <table:table-cell table:style-name="ce146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4"/>
          <table:table-cell table:style-name="ce146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6" table:number-columns-repeated="2"/>
          <table:table-cell table:style-name="ce146" office:value-type="string" calcext:value-type="string">
            <text:p>대표 : 박민*</text:p>
          </table:table-cell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INE Games Corpora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mo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wcore Games</text:p>
          </table:table-cell>
          <table:table-cell table:style-name="ce142" office:value-type="string" calcext:value-type="string">
            <text:p>서울 강남구 테헤란로4길 38-3 (역삼동) 다우빌딩 8층</text:p>
          </table:table-cell>
          <table:table-cell table:style-name="ce146" office:value-type="string" calcext:value-type="string">
            <text:p><text:a xlink:href="http://www.newcoregames.com/" xlink:type="simple">http://www.newcoregames.com</text:a></text:p>
          </table:table-cell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이만재</text:p>
          </table:table-cell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RANGE POPCORN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memory@oranpopcorn.com" xlink:type="simple">memory@oranpopcorn.com</text:a></text:p>
          </table:table-cell>
          <table:table-cell table:style-name="ce146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PLAY Mephistowaltz</text:p>
          </table:table-cell>
          <table:table-cell table:style-name="ce142" office:value-type="string" calcext:value-type="string">
            <text:p>경남 김해시 관동로 14 (관동동) 경남콘텐츠기업지원센터 101호</text:p>
            <text:p>플레이 메피스토왈츠</text:p>
          </table:table-cell>
          <table:table-cell table:style-name="ce146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4" office:value-type="string" calcext:value-type="string">
            <text:p> <text:a xlink:href="mailto:iamdreamist@gmail.com" xlink:type="simple">iamdreamist@gmail.com</text:a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PPIYO STUDIO</text:p>
          </table:table-cell>
          <table:table-cell table:style-name="ce142" office:value-type="string" calcext:value-type="string">
            <text:p>경기도 용인시 수지구 만현로67번길 19, **동 **호(상현동, 만현마을3단지성원상떼빌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김명진</text:p>
            <text:p>사업자 번호 : 695-55-00526</text:p>
          </table:table-cell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lver C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5">전라북도 전주시 덕진구 오공로 123 전북테크비즈센터 908호</text:span></text:p>
            <text:p/>
            <text:p><text:span text:style-name="T5">대표이사 채병효 ｜ 사업자등록번호 299-81-02494</text:span></text:p>
            <text:p/>
            <text:p><text:span text:style-name="T5">이용약관개인정보처리방침</text:span></text:p>
            <text:p><text:span text:style-name="T5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BEESOFT</text:p>
          </table:table-cell>
          <table:table-cell table:style-name="ce142" office:value-type="string" calcext:value-type="string">
            <text:p>1 22-18, Bongeunsa-ro 26-gil, Gangnam-gu, Seoul, Korea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5">주식회사 테일즈샵 / 대표이사: 한준</text:span></text:p>
            <text:p><text:span text:style-name="T5">사업자등록번호: 350-87-00380</text:span></text:p>
            <text:p><text:span text:style-name="T5">통신판매업 제 2016-인천부평-0565 호 </text:span></text:p>
            <text:p><text:span text:style-name="T5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Team Corn Field</text:p>
          </table:table-cell>
          <table:table-cell table:style-name="ce142" office:value-type="string" calcext:value-type="string">
            <text:p>서울특별시 양천구 목동동로 180, **동 **호(신정동, 신정동아이파크)</text:p>
          </table:table-cell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대표 : 홍도현</text:p>
            <text:p>사업자 번호 : 332-35-01102</text:p>
          </table:table-cell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6">
          <table:table-cell table:style-name="ce132" office:value-type="string" calcext:value-type="string">
            <text:p>TeamBU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7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5">충청북도 청주시 청원구 상당로 314/ 청주첨단문화산업단지 2층 ******</text:span></text:p>
            <text:p><text:span text:style-name="T5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45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21">
            <calcext:condition calcext:apply-style-name="Error" calcext:value="duplicate" calcext:base-cell-address="developer.A2"/>
          </calcext:conditional-format>
          <calcext:conditional-format calcext:target-range-address="developer.A1:developer.A1030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3" table:default-cell-style-name="ce129"/>
        <table:table-column table:style-name="co24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5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2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29" table:on-update-keep-styles="true" table:on-update-keep-size="false"/>
        <table:database-range table:name="developer_table" table:target-range-address="developer.A2:developer.F1029" table:on-update-keep-styles="true" table:on-update-keep-size="false"/>
        <table:database-range table:name="game_table" table:target-range-address="list.B211:list.C212" table:on-update-keep-styles="true" table:on-update-keep-size="false"/>
        <table:database-range table:name="publisher_name_list" table:target-range-address="publisher.A2:publisher.A1021" table:on-update-keep-styles="true" table:on-update-keep-size="false"/>
        <table:database-range table:name="__Anonymous_Sheet_DB__0" table:target-range-address="list.B2:list.I23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69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1:46:52.31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2-14T12:03:46.955000000</dc:date>
    <meta:editing-duration>P1DT21H22M20S</meta:editing-duration>
    <meta:editing-cycles>729</meta:editing-cycles>
    <meta:document-statistic meta:table-count="3" meta:cell-count="2183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